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F25000003BF37D9F5FE.wmf" manifest:media-type=""/>
  <manifest:file-entry manifest:full-path="Pictures/20000009000037B2000019DBE4B63F71.wmf" manifest:media-type=""/>
  <manifest:file-entry manifest:full-path="Pictures/200000090000104D00000E830E41298C.wmf" manifest:media-type=""/>
  <manifest:file-entry manifest:full-path="Pictures/200000090000858C000004CD48C48490.wmf" manifest:media-type=""/>
  <manifest:file-entry manifest:full-path="Pictures/2000000900008EED00000E652A7AC1E8.wmf" manifest:media-type=""/>
  <manifest:file-entry manifest:full-path="Pictures/2000000900008E7500000455A46B5185.wmf" manifest:media-type=""/>
  <manifest:file-entry manifest:full-path="Pictures/200000090000131D000027E5C1D44C4C.wmf" manifest:media-type=""/>
  <manifest:file-entry manifest:full-path="Pictures/200000090000167900000CF65C8C0272.svm" manifest:media-type=""/>
  <manifest:file-entry manifest:full-path="Pictures/20000009000090550000072411CE72DF.wmf" manifest:media-type=""/>
  <manifest:file-entry manifest:full-path="Pictures/200000090000490C00001313C8FA0AC8.wmf" manifest:media-type=""/>
  <manifest:file-entry manifest:full-path="Pictures/20000009000058A200001AE287008AC8.svm" manifest:media-type=""/>
  <manifest:file-entry manifest:full-path="Pictures/200000090000617400001EE1DF8949AC.svm" manifest:media-type=""/>
  <manifest:file-entry manifest:full-path="Pictures/20000009000063A80000046ADD329936.svm" manifest:media-type=""/>
  <manifest:file-entry manifest:full-path="Pictures/200000090000AA3B0000091A5FFF5512.svm" manifest:media-type=""/>
  <manifest:file-entry manifest:full-path="Pictures/2000000900007782000015A5D1F1A700.svm" manifest:media-type=""/>
  <manifest:file-entry manifest:full-path="Pictures/2000000900008FDD0000129B0D2FF8B5.wmf" manifest:media-type=""/>
  <manifest:file-entry manifest:full-path="Pictures/200000090000A920000005A8608B164B.svm" manifest:media-type=""/>
  <manifest:file-entry manifest:full-path="Pictures/2000000900008DFD00000F361CE86D5F.wmf" manifest:media-type=""/>
  <manifest:file-entry manifest:full-path="Pictures/200000090000877F000005EE3D735930.svm" manifest:media-type=""/>
  <manifest:file-entry manifest:full-path="Pictures/200000090000A9AD000009601B757D58.svm" manifest:media-type=""/>
  <manifest:file-entry manifest:full-path="Pictures/200000090000A92000000A347A69BBE5.svm" manifest:media-type=""/>
  <manifest:file-entry manifest:full-path="Pictures/2000000900002A520000127948E4B6D4.svm" manifest:media-type=""/>
  <manifest:file-entry manifest:full-path="Pictures/2000000900002B6C00001679A9FCC36E.svm" manifest:media-type=""/>
  <manifest:file-entry manifest:full-path="Pictures/200000090000A9200000091AAC4AD3E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style:text-underline-style="none" officeooo:rsid="00091ca3" officeooo:paragraph-rsid="00091ca3"/>
    </style:style>
    <style:style style:name="P3" style:family="paragraph" style:parent-style-name="Standard">
      <style:text-properties style:font-name="Consolas" style:text-underline-style="none" officeooo:rsid="000abf2a" officeooo:paragraph-rsid="000abf2a"/>
    </style:style>
    <style:style style:name="P4" style:family="paragraph" style:parent-style-name="Standard">
      <style:text-properties style:font-name="Consolas" style:text-underline-style="none" officeooo:rsid="000b1269" officeooo:paragraph-rsid="000b1269"/>
    </style:style>
    <style:style style:name="P5" style:family="paragraph" style:parent-style-name="Standard">
      <style:text-properties style:font-name="Consolas" style:text-underline-style="none" officeooo:rsid="000bd899" officeooo:paragraph-rsid="000bd899"/>
    </style:style>
    <style:style style:name="P6" style:family="paragraph" style:parent-style-name="Standard">
      <style:text-properties style:font-name="Consolas" style:text-underline-style="none" officeooo:rsid="000c4d02" officeooo:paragraph-rsid="000c4d02"/>
    </style:style>
    <style:style style:name="P7" style:family="paragraph" style:parent-style-name="Standard">
      <style:text-properties style:font-name="Consolas" style:text-underline-style="none" officeooo:rsid="000fcdc6" officeooo:paragraph-rsid="000fcdc6"/>
    </style:style>
    <style:style style:name="P8" style:family="paragraph" style:parent-style-name="Standard">
      <style:text-properties style:font-name="Consolas" style:text-underline-style="none" officeooo:rsid="00146104" officeooo:paragraph-rsid="00146104"/>
    </style:style>
    <style:style style:name="P9" style:family="paragraph" style:parent-style-name="Standard">
      <style:text-properties style:font-name="Consolas" style:text-underline-style="none" officeooo:rsid="00146104" officeooo:paragraph-rsid="001538ce"/>
    </style:style>
    <style:style style:name="P10" style:family="paragraph" style:parent-style-name="Standard">
      <style:text-properties style:font-name="Consolas" officeooo:paragraph-rsid="001538ce"/>
    </style:style>
    <style:style style:name="P11" style:family="paragraph" style:parent-style-name="Standard">
      <style:text-properties style:font-name="Consolas" officeooo:paragraph-rsid="001538ce" style:language-asian="es" style:country-asian="ES"/>
    </style:style>
    <style:style style:name="T1" style:family="text">
      <style:text-properties style:text-underline-style="solid" style:text-underline-width="auto" style:text-underline-color="font-color" officeooo:rsid="00091ca3"/>
    </style:style>
    <style:style style:name="T2" style:family="text">
      <style:text-properties style:language-asian="es" style:country-asian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6"/><text:span text:style-name="T1">Casos prácticos tema 5</text:span></text:p>
      <text:p text:style-name="P1"/>
      <text:p text:style-name="P2">1.-</text:p>
      <text:p text:style-name="P2"><draw:frame draw:style-name="fr1" draw:name="Imagen1" text:anchor-type="paragraph" svg:x="0cm" svg:y="0.284cm" svg:width="17cm" svg:height="0.743cm" draw:z-index="0"><draw:image xlink:href="Pictures/200000090000877F000005EE3D735930.svm" xlink:type="simple" xlink:show="embed" xlink:actuate="onLoad"/></draw:frame><draw:frame draw:style-name="fr1" draw:name="Imagen2" text:anchor-type="paragraph" svg:x="0cm" svg:y="1.205cm" svg:width="17cm" svg:height="0.914cm" draw:z-index="1"><draw:image xlink:href="Pictures/200000090000A9200000091AAC4AD3EB.svm" xlink:type="simple" xlink:show="embed" xlink:actuate="onLoad"/></draw:frame></text:p>
      <text:p text:style-name="P3">SQL&gt; SELECT DEPT_NO, COUNT(*) FROM EMPLE GROUP BY DEPT_NO;</text:p>
      <text:p text:style-name="P3"/>
      <text:p text:style-name="P3"><draw:frame draw:style-name="fr1" draw:name="Imagen3" text:anchor-type="paragraph" svg:x="0.34cm" svg:y="0cm" svg:width="5.526cm" svg:height="3.353cm" draw:z-index="2"><draw:image xlink:href="Pictures/2000000900002B6C00001679A9FCC36E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4" text:anchor-type="paragraph" svg:width="17cm" svg:height="0.938cm" draw:z-index="3"><draw:image xlink:href="Pictures/200000090000A9AD000009601B757D58.svm" xlink:type="simple" xlink:show="embed" xlink:actuate="onLoad"/></draw:frame></text:p>
      <text:p text:style-name="P3"><draw:frame draw:style-name="fr2" draw:name="Imagen5" text:anchor-type="paragraph" svg:width="17cm" svg:height="0.568cm" draw:z-index="4"><draw:image xlink:href="Pictures/200000090000A920000005A8608B164B.svm" xlink:type="simple" xlink:show="embed" xlink:actuate="onLoad"/></draw:frame></text:p>
      <text:p text:style-name="P4">SQL&gt; SELECT DEPT_NO, COUNT(*) FROM EMPLE GROUP BY DEPT_NO HAVING COUNT(*) &gt; 4;</text:p>
      <text:p text:style-name="P4"><draw:frame draw:style-name="fr1" draw:name="Imagen6" text:anchor-type="paragraph" svg:x="0.079cm" svg:y="0.152cm" svg:width="5.465cm" svg:height="2.917cm" draw:z-index="5"><draw:image xlink:href="Pictures/2000000900002A520000127948E4B6D4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2.-</text:p>
      <text:p text:style-name="P5"><draw:frame draw:style-name="fr2" draw:name="Imagen7" text:anchor-type="paragraph" svg:width="17cm" svg:height="1.025cm" draw:z-index="6"><draw:image xlink:href="Pictures/200000090000A92000000A347A69BBE5.svm" xlink:type="simple" xlink:show="embed" xlink:actuate="onLoad"/></draw:frame></text:p>
      <text:p text:style-name="P5">SQL&gt; SELECT DEPT_NO, TO_CHAR (SUM(SALARIO), '99G999D99') "Suma", </text:p>
      <text:p text:style-name="P5"><text:tab/>TO_CHAR (MAX(SALARIO), '99G999D99') "Máximo", </text:p>
      <text:p text:style-name="P5"><text:tab/>TO_CHAR (MIN(SALARIO), '99G999D99') "Mínimo"</text:p>
      <text:p text:style-name="P5"><text:tab/>FROM EMPLE GROUP BY DEPT_NO;</text:p>
      <text:p text:style-name="P5"><draw:frame draw:style-name="fr1" draw:name="Imagen8" text:anchor-type="paragraph" svg:x="0.06cm" svg:y="0.31cm" svg:width="12.702cm" svg:height="2.223cm" draw:z-index="7"><draw:image xlink:href="Pictures/2000000900007782000015A5D1F1A700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9" text:anchor-type="paragraph" svg:width="17cm" svg:height="0.908cm" draw:z-index="8"><draw:image xlink:href="Pictures/200000090000AA3B0000091A5FFF5512.svm" xlink:type="simple" xlink:show="embed" xlink:actuate="onLoad"/></draw:frame><text:soft-page-break/></text:p>
      <text:p text:style-name="P6">SQL&gt; SELECT DEPT_NO, OFICIO, COUNT(*) FROM EMPLE GROUP BY DEPT_NO, OFICIO;</text:p>
      <text:p text:style-name="P6"><draw:frame draw:style-name="fr1" draw:name="Imagen10" text:anchor-type="paragraph" svg:x="0.06cm" svg:y="0.152cm" svg:width="11.22cm" svg:height="3.963cm" draw:z-index="9"><draw:image xlink:href="Pictures/20000009000058A200001AE287008AC8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1" text:anchor-type="paragraph" svg:x="0.125cm" svg:y="0.337cm" svg:width="11.088cm" svg:height="4.152cm" draw:z-index="10"><draw:image xlink:href="Pictures/200000090000617400001EE1DF8949AC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2" text:anchor-type="paragraph" svg:x="0.06cm" svg:y="0.337cm" svg:width="14.766cm" svg:height="0.538cm" draw:z-index="11"><draw:image xlink:href="Pictures/20000009000063A80000046ADD329936.svm" xlink:type="simple" xlink:show="embed" xlink:actuate="onLoad"/></draw:frame></text:p>
      <text:p text:style-name="P6"/>
      <text:p text:style-name="P6"/>
      <text:p text:style-name="P7">SQL&gt; SELECT MAX(COUNT(*)) "Máximo" FROM EMPLE GROUP BY DEPT_NO;</text:p>
      <text:p text:style-name="P7"><draw:frame draw:style-name="fr1" draw:name="Imagen13" text:anchor-type="paragraph" svg:x="0.132cm" svg:y="0.178cm" svg:width="3.03cm" svg:height="1.863cm" draw:z-index="12"><draw:image xlink:href="Pictures/200000090000167900000CF65C8C0272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3.-</text:p>
      <text:p text:style-name="P8"/>
      <text:p text:style-name="P10">3.-</text:p>
      <text:p text:style-name="P10"><draw:frame draw:style-name="fr3" draw:name="Imagen 5" text:anchor-type="as-char" svg:width="15cm" svg:height="1.944cm" draw:z-index="13"><draw:image xlink:href="Pictures/2000000900008FDD0000129B0D2FF8B5.wmf" xlink:type="simple" xlink:show="embed" xlink:actuate="onLoad"/></draw:frame></text:p>
      <text:p text:style-name="P10">SQL&gt; DESC ALUM </text:p>
      <text:p text:style-name="P10"><draw:frame draw:style-name="fr3" draw:name="Imagen 2" text:anchor-type="as-char" svg:width="9.252cm" svg:height="2.42cm" draw:z-index="14"><draw:image xlink:href="Pictures/200000090000490C00001313C8FA0AC8.wmf" xlink:type="simple" xlink:show="embed" xlink:actuate="onLoad"/></draw:frame></text:p>
      <text:p text:style-name="P10"><text:span text:style-name="T2">SQL&gt; SELECT * FROM ALUM;</text:span></text:p>
      <text:p text:style-name="P10"><text:span text:style-name="T2">SQL&gt; SELECT * FROM NUEVOS;</text:span></text:p>
      <text:p text:style-name="P10"><text:span text:style-name="T2">SQL&gt; SELECT * FROM ANTIGUOS;</text:span></text:p>
      <text:p text:style-name="P10"><draw:frame draw:style-name="fr3" draw:name="Imagen 6" text:anchor-type="as-char" svg:width="15cm" svg:height="0.743cm" draw:z-index="15"><draw:image xlink:href="Pictures/20000009000090550000072411CE72DF.wmf" xlink:type="simple" xlink:show="embed" xlink:actuate="onLoad"/></draw:frame></text:p>
      <text:p text:style-name="P10"><text:span text:style-name="T2">SQL&gt; SELECT NOMBRE FROM ALUM UNION SELECT NOMBRE FROM NUEVOS;</text:span></text:p>
      <text:p text:style-name="P10"><text:soft-page-break/><draw:frame draw:style-name="fr3" draw:name="Imagen 7" text:anchor-type="as-char" svg:width="2.529cm" svg:height="5.292cm" draw:z-index="16"><draw:image xlink:href="Pictures/200000090000131D000027E5C1D44C4C.wmf" xlink:type="simple" xlink:show="embed" xlink:actuate="onLoad"/></draw:frame></text:p>
      <text:p text:style-name="P10"><text:span text:style-name="T2">4.-</text:span></text:p>
      <text:p text:style-name="P10"><draw:frame draw:style-name="fr3" draw:name="Imagen 8" text:anchor-type="as-char" svg:width="15cm" svg:height="0.457cm" draw:z-index="17"><draw:image xlink:href="Pictures/2000000900008E7500000455A46B5185.wmf" xlink:type="simple" xlink:show="embed" xlink:actuate="onLoad"/></draw:frame></text:p>
      <text:p text:style-name="P10"><draw:frame draw:style-name="fr3" draw:name="Imagen 9" text:anchor-type="as-char" svg:width="15cm" svg:height="0.54cm" draw:z-index="18"><draw:image xlink:href="Pictures/200000090000858C000004CD48C48490.wmf" xlink:type="simple" xlink:show="embed" xlink:actuate="onLoad"/></draw:frame></text:p>
      <text:p text:style-name="P10"><text:span text:style-name="T2">SQL&gt; SELECT NOMBRE FROM ALUM INTERSECT SELECT NOMBRE FROM ANTIGUOS;</text:span></text:p>
      <text:p text:style-name="P10"><draw:frame draw:style-name="fr3" draw:name="Imagen 10" text:anchor-type="as-char" svg:width="2.759cm" svg:height="2.461cm" draw:z-index="19"><draw:image xlink:href="Pictures/200000090000104D00000E830E41298C.wmf" xlink:type="simple" xlink:show="embed" xlink:actuate="onLoad"/></draw:frame></text:p>
      <text:p text:style-name="P11"/>
      <text:p text:style-name="P10"><text:span text:style-name="T2">5.-</text:span></text:p>
      <text:p text:style-name="P10"><draw:frame draw:style-name="fr3" draw:name="Imagen 11" text:anchor-type="as-char" svg:width="15cm" svg:height="1.513cm" draw:z-index="20"><draw:image xlink:href="Pictures/2000000900008EED00000E652A7AC1E8.wmf" xlink:type="simple" xlink:show="embed" xlink:actuate="onLoad"/></draw:frame></text:p>
      <text:p text:style-name="P10"><text:span text:style-name="T2">SQL&gt; SELECT NOMBRE, LOCALIDAD FROM ALUM MINUS SELECT NOMBRE, LOCALIDAD FROM ANTIGUOS ORDER BY LOCALIDAD;</text:span></text:p>
      <text:p text:style-name="P10"><draw:frame draw:style-name="fr3" draw:name="Imagen 12" text:anchor-type="as-char" svg:width="6.426cm" svg:height="2.99cm" draw:z-index="21"><draw:image xlink:href="Pictures/20000009000037B2000019DBE4B63F71.wmf" xlink:type="simple" xlink:show="embed" xlink:actuate="onLoad"/></draw:frame></text:p>
      <text:p text:style-name="P10"><draw:frame draw:style-name="fr3" draw:name="Imagen 13" text:anchor-type="as-char" svg:width="11.695cm" svg:height="0.554cm" draw:z-index="22"><draw:image xlink:href="Pictures/2000000900004F25000003BF37D9F5FE.wmf" xlink:type="simple" xlink:show="embed" xlink:actuate="onLoad"/></draw:frame></text:p>
      <text:p text:style-name="P10"/>
      <text:p text:style-name="P10"><text:span text:style-name="T2">SQL&gt; SELECT NOMBRE, LOCALIDAD FROM ALUM WHERE NOMBRE NOT IN (SELECT NOMBRE FROM ANTIGUOS) ORDER BY LOCALIDAD;</text:span></text:p>
      <text:p text:style-name="P10"><text:span text:style-name="T2">-Seleccionamos los nombres de la tabla ALUM que estén en NUEVOS y no en ANTIGUOS:</text:span></text:p>
      <text:p text:style-name="P10"><text:span text:style-name="T2"/></text:p>
      <text:p text:style-name="P10"><text:span text:style-name="T2">SQL&gt; SELECT NOMBRE FRMO ALUM INTERSECT SELECT NOMBRE FROM NUEVOS MINUS SELECT NOMBRE FROM ANTIGUOS;</text:span></text:p>
      <text:p text:style-name="P10"><text:span text:style-name="T2"/></text:p>
      <text:p text:style-name="P10"><text:span text:style-name="T2">Esta misma consulta se puede obtener con el operador IN:</text:span></text:p>
      <text:p text:style-name="P10"><text:span text:style-name="T2">SQL&gt; SELECT NOMBRE FROM ALUM WHERE NOMBRE IN (SELECT NOMBRE FROM NUEVOS MINUS SELECT NOMBRE FROM ANTIGUOS);</text:span></text:p>
      <text:p text:style-name="P10"><text:span text:style-name="T2"/></text:p>
      <text:p text:style-name="P10"><text:span text:style-name="T2">-Seleccionamos los nombres de la tabla ALUM que estén en NUEVOS o en ANTIGUOS: </text:span></text:p>
      <text:p text:style-name="P10"><text:span text:style-name="T2"/></text:p>
      <text:p text:style-name="P10"><text:span text:style-name="T2">SQL&gt; SELECT NOMBRE FROM ALUM WHERE NOMBRE IN (SELECT NOMBRE FROM NUEVOS </text:span><text:soft-page-break/><text:span text:style-name="T2">UNION SELECT NOMBRE FROM ANTIGUOS);</text:span></text:p>
      <text:p text:style-name="P10"><draw:frame draw:style-name="fr3" draw:name="Imagen 14" text:anchor-type="as-char" svg:width="15cm" svg:height="1.61cm" draw:z-index="23"><draw:image xlink:href="Pictures/2000000900008DFD00000F361CE86D5F.wmf" xlink:type="simple" xlink:show="embed" xlink:actuate="onLoad"/></draw:frame><text:bookmark text:name="_GoBack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S</meta:editing-duration>
    <meta:editing-cycles>15</meta:editing-cycles>
    <meta:generator>LibreOffice/4.2.4.2$Windows_x86 LibreOffice_project/63150712c6d317d27ce2db16eb94c2f3d7b699f8</meta:generator>
    <dc:date>2015-03-16T08:53:24.848000000</dc:date>
    <meta:document-statistic meta:table-count="0" meta:image-count="24" meta:object-count="0" meta:page-count="4" meta:paragraph-count="40" meta:word-count="230" meta:character-count="1473" meta:non-whitespace-character-count="1254"/>
    <meta:user-defined meta:name="Info 1"/>
    <meta:user-defined meta:name="Info 2"/>
    <meta:user-defined meta:name="Info 3"/>
    <meta:user-defined meta:name="Info 4"/>
  </office:meta>
</office:document-meta>
</file>